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style:font-name="Caladea"/>
    </style:style>
    <style:style style:name="P5" style:parent-style-name="Standard" style:family="paragraph">
      <style:text-properties style:font-name="Caladea"/>
    </style:style>
    <style:style style:name="P6" style:parent-style-name="Standard" style:family="paragraph">
      <style:text-properties style:font-name="Caladea"/>
    </style:style>
    <style:style style:name="P7" style:parent-style-name="Standard" style:family="paragraph">
      <style:text-properties style:font-name="Caladea"/>
    </style:style>
    <style:style style:name="P8" style:parent-style-name="Standard" style:family="paragraph">
      <style:text-properties style:font-name="Caladea"/>
    </style:style>
    <style:style style:name="P9" style:parent-style-name="Standard" style:family="paragraph">
      <style:text-properties style:font-name="Caladea"/>
    </style:style>
    <style:style style:name="P10" style:parent-style-name="Standard" style:family="paragraph">
      <style:text-properties style:font-name="Caladea"/>
    </style:style>
    <style:style style:name="P11" style:parent-style-name="Standard" style:family="paragraph">
      <style:text-properties style:font-name="Caladea"/>
    </style:style>
    <style:style style:name="P12" style:parent-style-name="Standard" style:family="paragraph">
      <style:text-properties style:font-name="Caladea"/>
    </style:style>
    <style:style style:name="P13" style:parent-style-name="Standard" style:family="paragraph">
      <style:text-properties style:font-name="Caladea"/>
    </style:style>
    <style:style style:name="P14" style:parent-style-name="Standard" style:family="paragraph">
      <style:text-properties style:font-name="Caladea"/>
    </style:style>
    <style:style style:name="P15" style:parent-style-name="Standard" style:family="paragraph">
      <style:text-properties style:font-name="Caladea"/>
    </style:style>
    <style:style style:name="P16" style:parent-style-name="Standard" style:family="paragraph">
      <style:text-properties style:font-name="Caladea"/>
    </style:style>
    <style:style style:name="P17" style:parent-style-name="Standard" style:family="paragraph">
      <style:text-properties style:font-name="Caladea"/>
    </style:style>
    <style:style style:name="P18" style:parent-style-name="Standard" style:family="paragraph">
      <style:text-properties style:font-name="Caladea"/>
    </style:style>
    <style:style style:name="P19" style:parent-style-name="Standard" style:family="paragraph">
      <style:text-properties style:font-name="Caladea"/>
    </style:style>
    <style:style style:name="P20" style:parent-style-name="Standard" style:family="paragraph">
      <style:text-properties style:font-name="Caladea"/>
    </style:style>
    <style:style style:name="P21" style:parent-style-name="Standard" style:family="paragraph">
      <style:text-properties style:font-name="Caladea"/>
    </style:style>
    <style:style style:name="P22" style:parent-style-name="Standard" style:family="paragraph">
      <style:text-properties style:font-name="Caladea"/>
    </style:style>
    <style:style style:name="P23" style:parent-style-name="Standard" style:family="paragraph">
      <style:text-properties style:font-name="Caladea"/>
    </style:style>
    <style:style style:name="P24" style:parent-style-name="Standard" style:family="paragraph">
      <style:text-properties style:font-name="Caladea"/>
    </style:style>
    <style:style style:name="P25" style:parent-style-name="Standard" style:family="paragraph">
      <style:text-properties style:font-name="Caladea"/>
    </style:style>
    <style:style style:name="P26" style:parent-style-name="Standard" style:family="paragraph">
      <style:text-properties style:font-name="Caladea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est Plan</text:p>
      <text:p text:style-name="Standard"/>
      <text:p text:style-name="P2">SNTP Client operations</text:p>
      <text:p text:style-name="P3"/>
      <text:p text:style-name="P4">- <text:s/>Expected - An SNTP client can operate in unicast mode to an ntp server. e.g. ntp.uwe.ac.uk.</text:p>
      <text:p text:style-name="P5">- <text:s/>Actual<text:s/>–<text:s/>Client to ntp.uwe.ac.uk.png shows the client can connect to an ntp server. The client sets the transmit timestamp to the current time, receives the packet and outputs.</text:p>
      <text:p text:style-name="P6"/>
      <text:p text:style-name="P7">- Expected – An SNTP client can operate in unicast mode<text:s/>to<text:s/>your own SNTP server</text:p>
      <text:p text:style-name="P8">- Actual<text:s/>– Client to<text:s/>unicast server.png shows my client and server interacting correctly.</text:p>
      <text:p text:style-name="P9"/>
      <text:p text:style-name="P10">- Expected – An SNTP client sends a request (mode 3) to a designated unicast server</text:p>
      <text:p text:style-name="P11">- Actual<text:s/>– client to ntp.uwe.ac.uk shows the client sets its flags to 0x23 which is 00 100 011. The mode is set to 011 (3 in binary).</text:p>
      <text:p text:style-name="P12"/>
      <text:p text:style-name="P13">- Expected – An SNTP client connects to a server on a manycast address</text:p>
      <text:p text:style-name="P14">- Actual<text:s/>– Client to manycast server.png<text:s/>shows the client correctly connecting to the multicast address 224.0.1.1.</text:p>
      <text:p text:style-name="P15"/>
      <text:p text:style-name="P16">- Expected – An SNTP client outputs the roundtrip delay given by<text:s/>d = (T4 -T1) -(T3 -T2) where d = roundtrip delay. T1 = originateTM. T2 = receiveTm. T3 = transmitTm. T4 = destinationTm.</text:p>
      <text:p text:style-name="P17">- Actual<text:s/>– The equation given from the RFC is correctly implemented in the client code after receiving the packet.</text:p>
      <text:p text:style-name="P18"/>
      <text:p text:style-name="P19">- Expected – An SNTP client outputs the system clock offset given by t = ((T2 – T1) + (T3 – T4)) /2 where t = system clock offset</text:p>
      <text:p text:style-name="P20">- Actual<text:s/>– The equation given from the RFC is correctly implemented in the client code after receiving the packet.</text:p>
      <text:p text:style-name="P21"/>
      <text:p text:style-name="P22">- Expected – Upon receiving an SNTP client checks the packet size is the same size as the packet sent</text:p>
      <text:p text:style-name="P23">- Actual -<text:s/>The client and server both check the numbytes is equal to the<text:s/>sizeof(packet), if it’s not it prints out n error message.</text:p>
      <text:p text:style-name="P24"/>
      <text:p text:style-name="P25">- <text:s/>Expected – Upon receiving an SNTP<text:s/>client checks the stratum is not 0, if so it ptints the kiss-o-death code received in the reference clock identifyer.</text:p>
      <text:p text:style-name="P26">- The client checks the if the stratum is 0, if it is it prints out the kiss code.</text:p>
      <text:p text:style-name="Standard"/>
      <text:p text:style-name="Standard"/>
      <text:p text:style-name="P27">SNTP Server operations</text:p>
      <text:p text:style-name="P28"/>
      <text:p text:style-name="Standard"><text:span text:style-name="T29">-<text:s/></text:span>Expected – An SNTP server can operate in unicast mode.</text:p>
      <text:p text:style-name="Standard">- Actual<text:s/>– Unicast server to Client.png shows the server sending the appropriate packet to the client.</text:p>
      <text:p text:style-name="P30"/>
      <text:p text:style-name="Standard">- Expected – An SNTP server can operate<text:s/>in manycast mode.</text:p>
      <text:p text:style-name="Standard">- Actual<text:s/>– Manycast server to client shows the server receiving a message on 224.0.1.1 and sending the appropriate packet to the client.</text:p>
      <text:p text:style-name="P31"/>
      <text:p text:style-name="Standard">- Expected – If the mode of the client is set to 3, then the server replies with the mode set to 4.</text:p>
      <text:p text:style-name="Standard">- Actual<text:s/>– Client to unicast server.png and unicast server to Client.png show the appropriate hex values 0x23 (client mode 3) and 0x24 (server mode 4) on the flags.</text:p>
      <text:p text:style-name="Standard"/>
      <text:soft-page-break/>
      <text:p text:style-name="Standard">- Expected – An SNTP server replies with stratum equal to 1. Sets stratum to 0 for kiss-o-death</text:p>
      <text:p text:style-name="Standard">- Actual<text:s/>– Unicast server to Client.png shows the stratum is set to 1.</text:p>
      <text:p text:style-name="Standard"/>
      <text:p text:style-name="Standard"/>
      <text:p text:style-name="Standard">- Expected – An SNTP server upon receiving sets receive timestamp to the current time.</text:p>
      <text:p text:style-name="Standard">- Actual -unicast server to client.png shows the receive timestamp is set correctly.</text:p>
      <text:p text:style-name="Standard"/>
      <text:p text:style-name="Standard">- Expected – An SNTP server copies the transmit timestamp received from the client to the originate timestamp.</text:p>
      <text:p text:style-name="Standard">- Actual<text:s/>– Comparing unicast server to client.png to client to unicastserver.png you can see the transmit timestamp sent by the client is the same as the originate timestamp set in the server.</text:p>
      <text:p text:style-name="Standard"/>
      <text:p text:style-name="Standard">- Expected – An SNTP server sets the<text:s/>transmit server the<text:s/>time of day just before sending</text:p>
      <text:p text:style-name="Standard">- Actual -<text:s/>unicast server to client.png shows the transmit time is set to the current time</text:p>
      <text:p text:style-name="Standard"/>
      <text:p text:style-name="Standard">- Expected – An SNTP server sets the reference timestamp to the last time synchronised</text:p>
      <text:p text:style-name="Standard">- Actual<text:s/>– Since I am faking the synchronization of the clock I set the reference timestamp to the current time minus 10 minutes. This is illustrated in unicast server to client.p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adea" svg:font-family="Caladea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>Fraser Yates 15024481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raser BSc/CompSci</meta:initial-creator>
    <dc:creator>Fraser</dc:creator>
    <meta:creation-date>2016-12-05T17:05:00Z</meta:creation-date>
    <dc:date>2016-12-08T00:14:00Z</dc:date>
    <meta:template xlink:href="Normal" xlink:type="simple"/>
    <meta:editing-cycles>8</meta:editing-cycles>
    <meta:editing-duration>PT6900S</meta:editing-duration>
    <meta:document-statistic meta:page-count="2" meta:paragraph-count="7" meta:word-count="545" meta:character-count="3649" meta:row-count="25" meta:non-whitespace-character-count="3111"/>
  </office:meta>
</office:document-meta>
</file>